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c358" officeooo:paragraph-rsid="0014c358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rsid="0014c358" officeooo:paragraph-rsid="0014c35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14c358" officeooo:paragraph-rsid="0014c35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4c358" officeooo:paragraph-rsid="0014c4f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rsid="0014c4f7" officeooo:paragraph-rsid="0014c4f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rsid="0014cb45" officeooo:paragraph-rsid="0014cb4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officeooo:rsid="0014cb45" officeooo:paragraph-rsid="0018e03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officeooo:rsid="0015c942" officeooo:paragraph-rsid="0015c94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officeooo:rsid="0015c942" officeooo:paragraph-rsid="0017576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officeooo:rsid="0017576d" officeooo:paragraph-rsid="0017576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officeooo:rsid="0018e03a" officeooo:paragraph-rsid="0018e03a" style:font-size-asian="12pt" style:font-size-complex="12pt"/>
    </style:style>
    <style:style style:name="T1" style:family="text">
      <style:text-properties officeooo:rsid="0014c4f7"/>
    </style:style>
    <style:style style:name="T2" style:family="text">
      <style:text-properties officeooo:rsid="0014cb45"/>
    </style:style>
    <style:style style:name="T3" style:family="text">
      <style:text-properties officeooo:rsid="0017576d"/>
    </style:style>
    <style:style style:name="T4" style:family="text">
      <style:text-properties officeooo:rsid="0018e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 mas inportante para el parcil de javiscipt:</text:p>
      <text:p text:style-name="P1"/>
      <text:p text:style-name="P3">procesador:</text:p>
      <text:p text:style-name="P3"><text:tab/>por medio de datos y intruccione de maquina → resultados</text:p>
      <text:p text:style-name="P3"><text:tab/>registros del procesador:</text:p>
      <text:p text:style-name="P3"><text:tab/><text:tab/>registro visibles por el usuario:</text:p>
      <text:p text:style-name="P3"><text:tab/><text:tab/><text:tab/>minimizar las referencias a memoria</text:p>
      <text:p text:style-name="P3"><text:tab/><text:tab/><text:tab/>decicion de que variables se asignan a registros y cuales a memoria</text:p>
      <text:p text:style-name="P3"><text:tab/><text:tab/>registros d control y de estado:</text:p>
      <text:p text:style-name="P3"><text:tab/><text:tab/><text:tab/>para el control de operaciones</text:p>
      <text:p text:style-name="P3"><text:tab/><text:tab/><text:tab/>para las rutinas</text:p>
      <text:p text:style-name="P3"><text:tab/><text:tab/><text:tab/>algunos son visibles para el programador y otros no</text:p>
      <text:p text:style-name="P3"><text:tab/><text:tab/><text:tab/><text:tab/>visibles:</text:p>
      <text:p text:style-name="P3"><text:tab/><text:tab/><text:tab/><text:tab/><text:tab/>referencia de lenguaje maquina</text:p>
      <text:p text:style-name="P3"><text:tab/><text:tab/><text:tab/><text:tab/><text:tab/>disponible para todos los programadores del sistema</text:p>
      <text:p text:style-name="P3"><text:tab/><text:tab/><text:tab/><text:tab/><text:tab/>clases de registros:</text:p>
      <text:p text:style-name="P3"><text:tab/><text:tab/><text:tab/><text:tab/><text:tab/><text:tab/>de datos:</text:p>
      <text:p text:style-name="P3"><text:tab/><text:tab/><text:tab/><text:tab/><text:tab/><text:tab/>de direccion (punteros)</text:p>
      <text:p text:style-name="P3"><text:tab/><text:tab/><text:tab/><text:tab/><text:tab/><text:tab/>de uso general (datos o direcciones)</text:p>
      <text:p text:style-name="P3"><text:tab/><text:tab/><text:tab/><text:tab/><text:tab/><text:tab/>codigos de condicion (satos condicionales)</text:p>
      <text:p text:style-name="P3"><text:tab/><text:tab/><text:tab/>conttador de programa:</text:p>
      <text:p text:style-name="P3"><text:tab/><text:tab/><text:tab/>registro de instruccion</text:p>
      <text:p text:style-name="P3"><text:tab/><text:tab/><text:tab/>palabras de estado del programa (registro o conjunto de estos)</text:p>
      <text:p text:style-name="P3"><text:tab/><text:tab/><text:tab/><text:tab/>codigos de condicion(flags)</text:p>
      <text:p text:style-name="P3"><text:tab/><text:tab/><text:tab/><text:tab/>interrupciones hbilitadas/des</text:p>
      <text:p text:style-name="P3"><text:tab/><text:tab/><text:tab/><text:tab/>estados usuario/super</text:p>
      <text:p text:style-name="P3"/>
      <text:p text:style-name="P4"><text:span text:style-name="T1">instrucciones:</text:span></text:p>
      <text:p text:style-name="P4"><text:tab/><text:span text:style-name="T1">la leida se carga en el registor de instrucciones</text:span></text:p>
      <text:p text:style-name="P4"><text:tab/><text:span text:style-name="T1">tipos:</text:span></text:p>
      <text:p text:style-name="P4"><text:tab/><text:tab/><text:span text:style-name="T1">procesador-memoria(procesador → ← memoria)</text:span></text:p>
      <text:p text:style-name="P4"><text:tab/><text:tab/><text:span text:style-name="T1">procesador-e/s (procesador → ← perifericos)</text:span></text:p>
      <text:p text:style-name="P4"><text:tab/><text:tab/><text:span text:style-name="T1">tratamiento de datos: operaciones aritmeticas / logicas sobre los datos</text:span></text:p>
      <text:p text:style-name="P4"><text:tab/><text:tab/><text:span text:style-name="T1">control: altera la secuencia de ejecucion</text:span><text:tab/><text:tab/></text:p>
      <text:p text:style-name="P3"/>
      <text:p text:style-name="P5">sistema de e/s:</text:p>
      <text:p text:style-name="P5"><text:tab/>intercabia de info entre la memoria y este</text:p>
      <text:p text:style-name="P5"><text:tab/>en algunos casos de transferencia se realiza mediante interrucciones</text:p>
      <text:p text:style-name="P5"><text:tab/>en otro casos la tranferencia se realiza utilizando dma</text:p>
      <text:p text:style-name="P5"><text:tab/><text:tab/>dma: (acceso directo a memoria):</text:p>
      <text:p text:style-name="P5"><text:tab/><text:tab/><text:tab/>los intercabios e/s se hace directo con la memoria</text:p>
      <text:p text:style-name="P5"><text:tab/><text:tab/><text:tab/>se autorisa al e/s a leer o escribir en memoria</text:p>
      <text:p text:style-name="P5"><text:tab/><text:tab/><text:tab/>releva al procesador de la responsbilidad del intecabio</text:p>
      <text:p text:style-name="P5"><text:tab/><text:tab/><text:tab/>el procesador que libre para realizar otras operacion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terrupciones:</text:p>
      <text:p text:style-name="P5"><text:tab/>de programa:</text:p>
      <text:p text:style-name="P5"><text:tab/><text:tab/>desbordamiento aritmetico:</text:p>
      <text:p text:style-name="P5"><text:tab/><text:tab/>division por cero</text:p>
      <text:p text:style-name="P5"><text:tab/><text:tab/>intento de ejecuion de una instruccion ilegal</text:p>
      <text:p text:style-name="P5"><text:tab/><text:tab/>referencia de memoria fuera del alcanze</text:p>
      <text:p text:style-name="P5"><text:tab/>de reloj</text:p>
      <text:p text:style-name="P5"><text:tab/>de e/s</text:p>
      <text:p text:style-name="P5"><text:tab/>por fallo dle hardware</text:p>
      <text:p text:style-name="P5"><text:tab/>por software o llamadas al sistema</text:p>
      <text:p text:style-name="P5"><text:tab/>multiple.</text:p>
      <text:p text:style-name="P5"><text:tab/>programa que las tarta:</text:p>
      <text:p text:style-name="P5"><text:tab/><text:tab/>rdsi: programa que entienda la interrupcion</text:p>
      <text:p text:style-name="P5"><text:tab/><text:tab/>transferencia de control</text:p>
      <text:p text:style-name="P5"><text:tab/><text:tab/>generalmente forma parte del sistema operativo</text:p>
      <text:p text:style-name="P5"><text:tab/>tratamiento de las multiple:</text:p>
      <text:p text:style-name="P5"><text:tab/><text:tab/>estas se inhabilitan para que el procesador pueda completar las opperaciones</text:p>
      <text:p text:style-name="P5"><text:tab/><text:tab/>permanecen pendientes hasta que el procesador lo decida</text:p>
      <text:p text:style-name="P5"><text:tab/><text:tab/>luego de terminar esta el procesador ve si no hizo alguna de mas</text:p>
      <text:p text:style-name="P5"><text:tab/>prioriad de las mutiples:</text:p>
      <text:p text:style-name="P5"><text:tab/><text:tab/>las de mas alta prioridad puede hacer que las de menos esperen </text:p>
      <text:p text:style-name="P5"><text:tab/><text:tab/>hace que se detengan las de mas baja por una de las alta</text:p>
      <text:p text:style-name="P5"/>
      <text:p text:style-name="P5">multiprogramacion:</text:p>
      <text:p text:style-name="P5"><text:tab/>el procesador puede ejecutar varios programas:</text:p>
      <text:p text:style-name="P5"><text:tab/><text:span text:style-name="T2">el orden de los programas dependen de su prioridad relativa y de si estan esperando una e/s</text:span></text:p>
      <text:p text:style-name="P5"><text:tab/><text:span text:style-name="T2">luego de una interrucion es posible que el control se devuelva a un proceso distinto al que la genero</text:span></text:p>
      <text:p text:style-name="P5"/>
      <text:p text:style-name="P6">jerarquia de memoria:</text:p>
      <text:p text:style-name="P6"><text:tab/>1- memoria interna</text:p>
      <text:p text:style-name="P6"><text:tab/>2- almacenamiento externo</text:p>
      <text:p text:style-name="P6"><text:tab/>3- almacenamiento fuera de linea</text:p>
      <text:p text:style-name="P6"/>
      <text:p text:style-name="P6">descenso de jerarquia:</text:p>
      <text:p text:style-name="P6"><text:tab/>disminucion del costo de bits</text:p>
      <text:p text:style-name="P6"><text:tab/>aumento de la capacidad</text:p>
      <text:p text:style-name="P6"><text:tab/>aumento del tiempo de acceso</text:p>
      <text:p text:style-name="P6"><text:tab/>disminucion de la frecuencia de acceso a la memoria por parte del procesador</text:p>
      <text:p text:style-name="P6"/>
      <text:p text:style-name="P6">cache de disco:<text:tab/></text:p>
      <text:p text:style-name="P6"><text:tab/>una parte de la memoria principal</text:p>
      <text:p text:style-name="P6"><text:tab/>utilizada como buffeer para guardar infno de forma temporal</text:p>
      <text:p text:style-name="P6"><text:tab/>las escrituras al disco se agrupan</text:p>
      <text:p text:style-name="P6"><text:tab/>de esta se recupera mucho mas rapido que del disco</text:p>
      <text:p text:style-name="P6"/>
      <text:p text:style-name="P6"/>
      <text:p text:style-name="P6"/>
      <text:p text:style-name="P6"/>
      <text:p text:style-name="P6"/>
      <text:p text:style-name="P9"><text:soft-page-break/>interfacez de usuario: interprete de comandos:</text:p>
      <text:p text:style-name="P9"><text:tab/>capaz:</text:p>
      <text:p text:style-name="P9"><text:tab/><text:tab/>4-aplicacion</text:p>
      <text:p text:style-name="P9"><text:tab/><text:tab/>3-interface de comandos(shell)</text:p>
      <text:p text:style-name="P9"><text:tab/><text:tab/>2-kernel</text:p>
      <text:p text:style-name="P9"><text:tab/><text:tab/>1-hardware</text:p>
      <text:p text:style-name="P9"><text:tab/>llmadas al sistema:</text:p>
      <text:p text:style-name="P9"><text:tab/><text:tab/>generalmente son rutinas de c o c++</text:p>
      <text:p text:style-name="P9"><text:tab/><text:tab/><text:span text:style-name="T3">categorias:</text:span></text:p>
      <text:p text:style-name="P9"><text:tab/><text:tab/><text:tab/><text:span text:style-name="T3">control de procesos</text:span></text:p>
      <text:p text:style-name="P9"><text:tab/><text:tab/><text:tab/><text:span text:style-name="T3">administracion de archivvos</text:span></text:p>
      <text:p text:style-name="P9"><text:tab/><text:tab/><text:tab/><text:span text:style-name="T3">manipulacion de dispositivos</text:span></text:p>
      <text:p text:style-name="P9"><text:tab/><text:tab/><text:tab/><text:span text:style-name="T3">mantenimiento de informacion</text:span></text:p>
      <text:p text:style-name="P9"><text:tab/><text:tab/><text:tab/><text:span text:style-name="T3">comunicaciones</text:span></text:p>
      <text:p text:style-name="P3"/>
      <text:p text:style-name="P3">sistema operativo:</text:p>
      <text:p text:style-name="P3"><text:tab/>explora los recursos del hardware de los procesadores</text:p>
      <text:p text:style-name="P3"><text:tab/>ofrece servicios</text:p>
      <text:p text:style-name="P3"><text:tab/>gestion de las memorias y dispo de e/s</text:p>
      <text:p text:style-name="P3"><text:tab/>elementos basicos de la getion del sistema:</text:p>
      <text:p text:style-name="P3"><text:tab/><text:tab/>procesador</text:p>
      <text:p text:style-name="P3"><text:tab/><text:tab/>memoria principal</text:p>
      <text:p text:style-name="P3"><text:tab/><text:tab/>modulos de e/s</text:p>
      <text:p text:style-name="P3"><text:tab/><text:tab/>interconexion de sistemas</text:p>
      <text:p text:style-name="P3"><text:tab/><text:tab/><text:span text:style-name="T2">archivos</text:span></text:p>
      <text:p text:style-name="P3"><text:tab/><text:span text:style-name="T2">muchos usan una maquina virtual para facilitar interconexiones</text:span></text:p>
      <text:p text:style-name="P6"><text:tab/>objetivos:</text:p>
      <text:p text:style-name="P6"><text:tab/><text:tab/>comodidad para el usuario</text:p>
      <text:p text:style-name="P6"><text:tab/><text:tab/>eficiencia: en la utilizacion de recursos</text:p>
      <text:p text:style-name="P6"><text:tab/><text:tab/>capacidad de evolucion</text:p>
      <text:p text:style-name="P3"><text:tab/><text:span text:style-name="T2">tareas:</text:span></text:p>
      <text:p text:style-name="P3"><text:tab/><text:tab/><text:span text:style-name="T2">gestion de sus elementos basico (5)</text:span></text:p>
      <text:p text:style-name="P3"><text:tab/><text:span text:style-name="T2">servicion:</text:span></text:p>
      <text:p text:style-name="P3"><text:tab/><text:tab/><text:span text:style-name="T2">controlar la ejecucion de procesos</text:span></text:p>
      <text:p text:style-name="P3"><text:tab/><text:tab/><text:span text:style-name="T2">asignar memoria principal y secundaria</text:span></text:p>
      <text:p text:style-name="P3"><text:tab/><text:tab/><text:span text:style-name="T2">permitir el acceso controlado a archivos y dispositivos de e/s</text:span></text:p>
      <text:p text:style-name="P3"><text:tab/><text:tab/><text:span text:style-name="T2">planificar el uso del procesador<text:tab/></text:span></text:p>
      <text:p text:style-name="P3"><text:tab/><text:tab/><text:span text:style-name="T2">detectar y corregir errores.</text:span></text:p>
      <text:p text:style-name="P3"><text:tab/><text:span text:style-name="T2">Caracteristicas:</text:span></text:p>
      <text:p text:style-name="P3"><text:tab/><text:tab/><text:span text:style-name="T2">por lotes o batch </text:span></text:p>
      <text:p text:style-name="P6"><text:tab/><text:tab/>de tiempo compartido</text:p>
      <text:p text:style-name="P6"><text:tab/><text:tab/>de tiempo real</text:p>
      <text:p text:style-name="P6"><text:tab/><text:tab/>paralelo</text:p>
      <text:p text:style-name="P6"><text:tab/><text:tab/>distribuido</text:p>
      <text:p text:style-name="P6"><text:tab/><text:tab/>de red</text:p>
      <text:p text:style-name="P6"><text:tab/><text:tab/>ciente servidor</text:p>
      <text:p text:style-name="P6"><text:tab/><text:span text:style-name="T3">procesos y planificaacion:</text:span></text:p>
      <text:p text:style-name="P6"><text:tab/><text:tab/><text:span text:style-name="T3">estos son codigo y una estructura de datos.</text:span></text:p>
      <text:p text:style-name="P6"><text:tab/><text:tab/><text:span text:style-name="T3">Elementos tipicos de una imagen de proceso</text:span></text:p>
      <text:p text:style-name="P6"><text:tab/><text:tab/><text:tab/><text:span text:style-name="T3">datos de usuario</text:span></text:p>
      <text:p text:style-name="P6"><text:tab/><text:tab/><text:tab/><text:span text:style-name="T3">programa de usuario</text:span></text:p>
      <text:p text:style-name="P6"><text:tab/><text:tab/><text:tab/><text:span text:style-name="T3">pila de sistema</text:span></text:p>
      <text:p text:style-name="P6"><text:soft-page-break/><text:tab/><text:tab/><text:tab/><text:span text:style-name="T3">bloque de control de proceso</text:span></text:p>
      <text:p text:style-name="P6"><text:tab/><text:tab/><text:tab/><text:tab/><text:span text:style-name="T3">es la manifestacion de que exite un proceso</text:span></text:p>
      <text:p text:style-name="P6"><text:tab/><text:tab/><text:tab/><text:tab/><text:span text:style-name="T3">id del proceso</text:span></text:p>
      <text:p text:style-name="P6"><text:tab/><text:tab/><text:tab/><text:tab/><text:span text:style-name="T3">informacion de estado del proceso</text:span></text:p>
      <text:p text:style-name="P6"><text:tab/><text:tab/><text:tab/><text:tab/><text:span text:style-name="T3">intermacion del control del proceso</text:span></text:p>
      <text:p text:style-name="P10"><text:tab/><text:tab/>caracteristicas de los procesos:</text:p>
      <text:p text:style-name="P10"><text:tab/><text:tab/><text:tab/>de kernel: (corren en modo sistema)</text:p>
      <text:p text:style-name="P10"><text:tab/><text:tab/><text:tab/>gest procesos memoria e/s y soporte</text:p>
      <text:p text:style-name="P10"><text:tab/><text:tab/><text:tab/>de usuario( corren en modo usuario)</text:p>
      <text:p text:style-name="P10"><text:tab/><text:tab/><text:tab/>dependiendo del ciclo de vida puede ser.</text:p>
      <text:p text:style-name="P10"><text:tab/><text:tab/><text:tab/><text:tab/>Intersivos en el uso del procesador o e/s</text:p>
      <text:p text:style-name="P6"><text:tab/><text:tab/><text:span text:style-name="T3">proceso consiste en el conjunto formado por:</text:span></text:p>
      <text:p text:style-name="P6"><text:tab/><text:tab/><text:tab/><text:span text:style-name="T3">las instrucciones de un programa</text:span></text:p>
      <text:p text:style-name="P6"><text:tab/><text:tab/><text:tab/><text:span text:style-name="T3">su estado de ejecucion en un momento dado</text:span></text:p>
      <text:p text:style-name="P6"><text:tab/><text:tab/><text:tab/><text:span text:style-name="T3">su memoria de trabajo</text:span></text:p>
      <text:p text:style-name="P6"><text:tab/><text:tab/><text:tab/><text:span text:style-name="T3">otra informacion</text:span></text:p>
      <text:p text:style-name="P6"><text:tab/><text:tab/><text:span text:style-name="T3">proceso = entiende y activa un programa esto a diferencia de un programa.</text:span></text:p>
      <text:p text:style-name="P6"><text:tab/><text:tab/><text:span text:style-name="T4">Creacion y terminacion de procesos:</text:span></text:p>
      <text:p text:style-name="P6"><text:tab/><text:tab/><text:tab/><text:span text:style-name="T4">la vida de esta depende y esta limitda por su creacion y su terminacion</text:span></text:p>
      <text:p text:style-name="P6"><text:tab/><text:tab/><text:tab/><text:span text:style-name="T4">terminacion: (normal o anormal(error))</text:span></text:p>
      <text:p text:style-name="P6"><text:tab/><text:tab/><text:tab/><text:span text:style-name="T4">creacion:(nuevo por lotes , conexion interactiva , para dar servicion , generado por otro proceso)</text:span></text:p>
      <text:p text:style-name="P6"><text:tab/><text:tab/><text:span text:style-name="T4">planificacion de procesos:</text:span></text:p>
      <text:p text:style-name="P11"><text:tab/><text:tab/><text:tab/>la ejecucion de un trabajo se compone de secuencias de procesador y de espera terminando simpre con una de procesador.</text:p>
      <text:p text:style-name="P11"><text:tab/><text:tab/><text:tab/>Objetivos:</text:p>
      <text:p text:style-name="P11"><text:tab/><text:tab/><text:tab/><text:tab/>incrementar el rendimiento</text:p>
      <text:p text:style-name="P11"><text:tab/><text:tab/><text:tab/><text:tab/>maximizar el uso de la cpu</text:p>
      <text:p text:style-name="P11"><text:tab/><text:tab/><text:tab/>tipos</text:p>
      <text:p text:style-name="P6"><text:tab/><text:tab/><text:tab/><text:span text:style-name="T4">a largo plazo → carga del proceso en memoria</text:span></text:p>
      <text:p text:style-name="P6"><text:tab/><text:tab/><text:tab/><text:tab/><text:tab/>→ <text:span text:style-name="T4">controla el grad de multiprogramacion</text:span></text:p>
      <text:p text:style-name="P6"><text:tab/><text:tab/><text:tab/><text:span text:style-name="T4">a corto →selecciona entre los trabajos cargados en memoria listos</text:span></text:p>
      <text:p text:style-name="P7"><text:tab/><text:tab/><text:tab/><text:tab/> <text:s/>→<text:span text:style-name="T4">debe ser muy rapido</text:span></text:p>
      <text:p text:style-name="P7"><text:tab/><text:tab/><text:tab/><text:span text:style-name="T4">a mediano → carga y descarga trabajos desde el disco a la memoria y biceversa , dependiendo del nivel de saturacion de sistema</text:span></text:p>
      <text:p text:style-name="P7"><text:tab/><text:tab/><text:tab/><text:span text:style-name="T4">planificador: determina cual es el siguiente proceso</text:span></text:p>
      <text:p text:style-name="P7"><text:tab/><text:tab/><text:tab/><text:span text:style-name="T4">repetidor: conmuta el procesador deun trabajjo a otro</text:span></text:p>
      <text:p text:style-name="P7"><text:tab/><text:tab/><text:tab/><text:tab/>-<text:span text:style-name="T4">ejecuta el proceso durante un momento</text:span></text:p>
      <text:p text:style-name="P7"><text:tab/><text:tab/><text:tab/><text:tab/>-<text:span text:style-name="T4">salva el estado del proceso en el pcb</text:span></text:p>
      <text:p text:style-name="P7"><text:tab/><text:tab/><text:tab/><text:tab/>-<text:span text:style-name="T4">restaura el estaod de otro proceso</text:span></text:p>
      <text:p text:style-name="P7"><text:tab/><text:tab/><text:tab/><text:tab/>-<text:span text:style-name="T4">transfiere el control al nuevo proceso</text:span></text:p>
      <text:p text:style-name="P7"><text:tab/><text:tab/><text:tab/></text:p>
      <text:p text:style-name="P6"><text:tab/><text:tab/></text:p>
      <text:p text:style-name="P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08:06:27.188183064</meta:creation-date>
    <dc:date>2022-09-13T09:34:18.454682962</dc:date>
    <meta:editing-duration>PT21M37S</meta:editing-duration>
    <meta:editing-cycles>1</meta:editing-cycles>
    <meta:document-statistic meta:table-count="0" meta:image-count="0" meta:object-count="0" meta:page-count="4" meta:paragraph-count="173" meta:word-count="911" meta:character-count="6147" meta:non-whitespace-character-count="5015"/>
    <meta:generator>LibreOffice/7.3.5.2$Linux_X86_64 LibreOffice_project/30$Build-2</meta:generator>
  </office:meta>
</office:document-meta>
</file>